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9657" officeooo:paragraph-rsid="000c9657"/>
    </style:style>
    <style:style style:name="P5" style:family="paragraph" style:parent-style-name="Text_20_body">
      <style:paragraph-properties fo:text-align="start" style:justify-single-word="false"/>
      <style:text-properties style:font-name="Georgia" officeooo:rsid="000c9657" officeooo:paragraph-rsid="000c9657"/>
    </style:style>
    <style:style style:name="P6" style:family="paragraph" style:parent-style-name="Title">
      <style:text-properties style:font-name="Georgia" officeooo:rsid="000c9657" officeooo:paragraph-rsid="000c9657"/>
    </style:style>
    <style:style style:name="P7" style:family="paragraph" style:parent-style-name="Text_20_body">
      <style:paragraph-properties fo:margin-left="0.9846in" fo:margin-right="0in" fo:text-align="start" style:justify-single-word="false" fo:text-indent="0in" style:auto-text-indent="false"/>
      <style:text-properties style:font-name="Georgia" fo:font-style="italic" officeooo:rsid="000f360f" officeooo:paragraph-rsid="000f360f" style:font-style-asian="italic" style:font-style-complex="italic"/>
    </style:style>
    <style:style style:name="P8" style:family="paragraph" style:parent-style-name="Text_20_body">
      <style:paragraph-properties fo:text-align="start" style:justify-single-word="false"/>
      <style:text-properties style:font-name="Georgia" fo:font-style="normal" officeooo:rsid="001409f5" officeooo:paragraph-rsid="000c9657"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75d9b" officeooo:paragraph-rsid="000c9657"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a94ba" officeooo:paragraph-rsid="000c9657"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ecc60" officeooo:paragraph-rsid="000c9657"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7b4d8" officeooo:paragraph-rsid="000c9657" style:font-style-asian="normal" style:font-style-complex="normal"/>
    </style:style>
    <style:style style:name="T1" style:family="text">
      <style:text-properties officeooo:rsid="000e863a"/>
    </style:style>
    <style:style style:name="T2" style:family="text">
      <style:text-properties fo:font-style="italic" officeooo:rsid="000e863a" style:font-style-asian="italic" style:font-style-complex="italic"/>
    </style:style>
    <style:style style:name="T3" style:family="text">
      <style:text-properties fo:font-style="italic" officeooo:rsid="00150eac" style:font-style-asian="italic" style:font-style-complex="italic"/>
    </style:style>
    <style:style style:name="T4" style:family="text">
      <style:text-properties fo:font-style="normal" officeooo:rsid="000e863a" style:font-style-asian="normal" style:font-style-complex="normal"/>
    </style:style>
    <style:style style:name="T5" style:family="text">
      <style:text-properties fo:font-style="normal" officeooo:rsid="000f0c13" style:font-style-asian="normal" style:font-style-complex="normal"/>
    </style:style>
    <style:style style:name="T6" style:family="text">
      <style:text-properties fo:font-style="normal" officeooo:rsid="000f360f" style:font-style-asian="normal" style:font-style-complex="normal"/>
    </style:style>
    <style:style style:name="T7" style:family="text">
      <style:text-properties fo:font-style="normal" officeooo:rsid="0010dc89" style:font-style-asian="normal" style:font-style-complex="normal"/>
    </style:style>
    <style:style style:name="T8" style:family="text">
      <style:text-properties fo:font-style="normal" officeooo:rsid="001409f5" style:font-style-asian="normal" style:font-style-complex="normal"/>
    </style:style>
    <style:style style:name="T9" style:family="text">
      <style:text-properties fo:font-style="normal" officeooo:rsid="00150eac" style:font-style-asian="normal" style:font-style-complex="normal"/>
    </style:style>
    <style:style style:name="T10" style:family="text">
      <style:text-properties fo:font-style="normal" officeooo:rsid="00162cfe" style:font-style-asian="normal" style:font-style-complex="normal"/>
    </style:style>
    <style:style style:name="T11" style:family="text">
      <style:text-properties fo:font-style="normal" officeooo:rsid="0016f7c0" style:font-style-asian="normal" style:font-style-complex="normal"/>
    </style:style>
    <style:style style:name="T12" style:family="text">
      <style:text-properties fo:font-style="normal" officeooo:rsid="00175d9b" style:font-style-asian="normal" style:font-style-complex="normal"/>
    </style:style>
    <style:style style:name="T13" style:family="text">
      <style:text-properties fo:font-style="normal" officeooo:rsid="0018d431" style:font-style-asian="normal" style:font-style-complex="normal"/>
    </style:style>
    <style:style style:name="T14" style:family="text">
      <style:text-properties fo:font-style="normal" officeooo:rsid="001a94ba" style:font-style-asian="normal" style:font-style-complex="normal"/>
    </style:style>
    <style:style style:name="T15" style:family="text">
      <style:text-properties fo:font-style="normal" officeooo:rsid="001aa437" style:font-style-asian="normal" style:font-style-complex="normal"/>
    </style:style>
    <style:style style:name="T16" style:family="text">
      <style:text-properties fo:font-style="normal" officeooo:rsid="001aaa4a" style:font-style-asian="normal" style:font-style-complex="normal"/>
    </style:style>
    <style:style style:name="T17" style:family="text">
      <style:text-properties fo:font-style="normal" officeooo:rsid="001bd7e2" style:font-style-asian="normal" style:font-style-complex="normal"/>
    </style:style>
    <style:style style:name="T18" style:family="text">
      <style:text-properties fo:font-style="normal" officeooo:rsid="001c6560" style:font-style-asian="normal" style:font-style-complex="normal"/>
    </style:style>
    <style:style style:name="T19" style:family="text">
      <style:text-properties fo:font-style="normal" officeooo:rsid="001da1e3" style:font-style-asian="normal" style:font-style-complex="normal"/>
    </style:style>
    <style:style style:name="T20" style:family="text">
      <style:text-properties fo:font-style="normal" officeooo:rsid="001ecc60" style:font-style-asian="normal" style:font-style-complex="normal"/>
    </style:style>
    <style:style style:name="T21" style:family="text">
      <style:text-properties fo:font-style="normal" officeooo:rsid="001ff8d4" style:font-style-asian="normal" style:font-style-complex="normal"/>
    </style:style>
    <style:style style:name="T22" style:family="text">
      <style:text-properties fo:font-style="normal" officeooo:rsid="00200c5f" style:font-style-asian="normal" style:font-style-complex="normal"/>
    </style:style>
    <style:style style:name="T23" style:family="text">
      <style:text-properties fo:font-style="normal" officeooo:rsid="00212155" style:font-style-asian="normal" style:font-style-complex="normal"/>
    </style:style>
    <style:style style:name="T24" style:family="text">
      <style:text-properties fo:font-style="normal" officeooo:rsid="00212e85" style:font-style-asian="normal" style:font-style-complex="normal"/>
    </style:style>
    <style:style style:name="T25" style:family="text">
      <style:text-properties fo:font-style="normal" officeooo:rsid="002263d3" style:font-style-asian="normal" style:font-style-complex="normal"/>
    </style:style>
    <style:style style:name="T26" style:family="text">
      <style:text-properties fo:font-style="normal" officeooo:rsid="00237f44" style:font-style-asian="normal" style:font-style-complex="normal"/>
    </style:style>
    <style:style style:name="T27" style:family="text">
      <style:text-properties fo:font-style="normal" officeooo:rsid="00249036" style:font-style-asian="normal" style:font-style-complex="normal"/>
    </style:style>
    <style:style style:name="T28" style:family="text">
      <style:text-properties fo:font-style="normal" officeooo:rsid="0026504c" style:font-style-asian="normal" style:font-style-complex="normal"/>
    </style:style>
    <style:style style:name="T29" style:family="text">
      <style:text-properties fo:font-style="normal" officeooo:rsid="0026db47" style:font-style-asian="normal" style:font-style-complex="normal"/>
    </style:style>
    <style:style style:name="T30" style:family="text">
      <style:text-properties fo:font-style="normal" officeooo:rsid="002753ba" style:font-style-asian="normal" style:font-style-complex="normal"/>
    </style:style>
    <style:style style:name="T31" style:family="text">
      <style:text-properties fo:font-style="normal" officeooo:rsid="0027b4d8" style:font-style-asian="normal" style:font-style-complex="normal"/>
    </style:style>
    <style:style style:name="T32" style:family="text">
      <style:text-properties officeooo:rsid="00297252"/>
    </style:style>
    <style:style style:name="T33" style:family="text">
      <style:text-properties officeooo:rsid="002a28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llegiance</text:p>
      <text:p text:style-name="P3">202</text:p>
      <text:p text:style-name="P4">by Kyle Eggleston</text:p>
      <text:p text:style-name="P4"/>
      <text:p text:style-name="P5"><text:tab/><text:span text:style-name="T1">It had been well over a month since the Fresno had limped home under her own power after being defeated in orbit of the eighth planet in the Comeki Star System. It had been a few weeks since Captain O’Brien’s open heart surgery. The few days Doctor Evans gave him was a gross misunderstanding of the situation at hand.</text:span></text:p>
      <text:p text:style-name="P5"><text:tab/><text:span text:style-name="T1">With O’Brien on the mend, and the Fresno’s repairs finished. General Tague had orders from the President of Earth, President Cain, to get rid of the man. Not just fire him, but get rid of him. The orders were clear and there was no mistake about it. She had to terminate Captain O’Brien somehow.</text:span></text:p>
      <text:p text:style-name="P5"><text:tab/><text:span text:style-name="T1">General Tague believed in Earth being only for humans. No aliens allowed. O’Brien fell under the category of </text:span><text:span text:style-name="T2">part</text:span><text:span text:style-name="T4"> alien. Commanding the station where aliens lived, alone was a difficult job for her, yet she managed. Now she had a job to do, a job she was struggling to commit to. If Eve could pass it onto someone else, she would. But the president expected her to carry out his order personally. </text:span><text:span text:style-name="T5">That’s just how the president was. He ran a tight ship and expected the officers under him to run their commands just as effectively.</text:span></text:p>
      <text:p text:style-name="P5"><text:span text:style-name="T5"><text:tab/></text:span><text:span text:style-name="T6">Eve paced around her office. She glared at her computer monitor. On it was a document displaying the Articles of The United Earth Force Alliance. She hadn’t realized what it had said about aliens before. Now it could have been a revision by President Cain or one of his staff, she couldn’t be sure. But there it was in black and white. Article Twenty-Six Beta, Sub Paragraph Three:</text:span></text:p>
      <text:p text:style-name="P7">If an alien is found within the ranks of the military, it is to be found guilty of treason and executed. There is no exception to this rule. Aliens are not allowed to serve in the Earth Military Alliance in any way shape or form, this includes so called half breeds, those of alien and human descent. This is to keep the bloodline pure of any defects.</text:p>
      <text:p text:style-name="P5"><text:span text:style-name="T6"><text:tab/>She couldn’t believe her eyes. If the articles were to be believed, then she had every right within her power to execute Captain O’Brien and give command of his ship to someone else. Someone who was human, not an alien like he was. </text:span><text:span text:style-name="T7">Eve had to read the article several times over before she would accept it as gospel. She had simply thought the president was prejudice against aliens, that was all. But no, according to the articles it was deeper than that.</text:span></text:p>
      <text:p text:style-name="P5"><text:soft-page-break/><text:span text:style-name="T7"><text:tab/>“</text:span><text:span text:style-name="T8">General Tague to Captain O’Brien. Come in please.” Eve called into her comm unit.</text:span></text:p>
      <text:p text:style-name="P8"><text:tab/>O’Brien was quick to respond. “O’Brien here, what can I do for you general?”</text:p>
      <text:p text:style-name="P8"><text:tab/>“Come by my office around thirteen hundred, I have a matter to discuss with you.” Eve said. “Be on time please. Tague out.” The communications line closed.</text:p>
      <text:p text:style-name="P5"><text:span text:style-name="T8"><text:tab/></text:span><text:span text:style-name="T9">Now she would wait. But she couldn’t stand waiting in her office for the dreaded time to arrive, no she had to be somewhere else. Anywhere else but there. </text:span><text:span text:style-name="T3">Command and Control sounded like a safe bet this time of day</text:span><text:span text:style-name="T9">, she thought. </text:span><text:span text:style-name="T10">Exiting her office, </text:span><text:span text:style-name="T11">Eve grabbed her sidearm and</text:span><text:span text:style-name="T10"> headed up to C&amp;C to see all what was going on up there.</text:span></text:p>
      <text:p text:style-name="P5"><text:span text:style-name="T10"><text:tab/></text:span><text:span text:style-name="T11">C&amp;C was bustling with activity. An unknown alien vessel was sitting just outside the station’s shield radius and she was not budging an inch. </text:span><text:span text:style-name="T12">As Eve entered C&amp;C an ensign called out to the crew that she was present.</text:span></text:p>
      <text:p text:style-name="P9"><text:tab/>“General on deck!” The ensign shouted. Everyone in the room came to attention.</text:p>
      <text:p text:style-name="P9"><text:tab/>“As you were.” Tague said. “What have we here?” She asked looking out the main view port at the alien ship hovering there. Either they were waiting to strike or they had other things in mind, she couldn’t tell. Either way, they were alien, and they were blocking the shipping lane going to the station which was a direct violation of station code and conduct for incoming transport ships.</text:p>
      <text:p text:style-name="P5"><text:span text:style-name="T12"><text:tab/></text:span><text:span text:style-name="T13">Tague’s first officer approached her. “Sir, we have been trying to contact this ship for the past half hour. They either refuse to acknowledge us, or they don’t understand our language. We’ve sent the necessary language files over as well as the galactic alphabet, but they don’t seem to be interested in talking.” He said. “I was just about to send out a scout party to board her. Our sensor</text:span><text:span text:style-name="T17">s</text:span><text:span text:style-name="T13"> can’t penetrate the ship’s hull, there’s no telling how many aliens are aboard her.” He reported.</text:span></text:p>
      <text:p text:style-name="P5"><text:span text:style-name="T13"><text:tab/>“</text:span><text:span text:style-name="T14">Very good Commander, carry on.” Tague said. “Send Lieutenant Bridges, I think he’s next in rotation.”</text:span></text:p>
      <text:p text:style-name="P10"><text:tab/>“Understood.” The first officer said as he walked to a station to make the call down to the fighter bay.</text:p>
      <text:p text:style-name="P5"><text:span text:style-name="T14"><text:tab/></text:span><text:span text:style-name="T15">Tague liked Bridges, she knew she could trust him to follow out any order given him. Even if it was against his moral code of conduct, he would follow her orders to the letter. He was a good officer with a level head on his shoulders. She liked that about him. </text:span><text:span text:style-name="T16">If there was anyone she wanted covering her back, it was Bridges.</text:span></text:p>
      <text:p text:style-name="P5"><text:span text:style-name="T16"><text:tab/></text:span><text:span text:style-name="T18">A moment later an Atlantic Fighter could be seen heading away from the station to the ship parked just out of Crimson Gamma’s shield range. After docking with the ship, Lieutenant </text:span><text:span text:style-name="T19">Brian</text:span><text:span text:style-name="T18"> Bridges boarded the vessel.</text:span></text:p>
      <text:p text:style-name="P5"><text:soft-page-break/><text:span text:style-name="T18"><text:tab/></text:span><text:span text:style-name="T19">Brian looked around, the ship’s docking bay was empty. Not even a single shuttle was aboard. He looked at his instrument panel on his flight suit, oxygen nitrogen atmosphere. The air was breathable. </text:span><text:span text:style-name="T20">He removed his helmet and breathed in the stale air. Coughing, Brian cleared his throat.</text:span></text:p>
      <text:p text:style-name="P11"><text:tab/>“Hello?” He called out. “Is anyone there?”</text:p>
      <text:p text:style-name="P5"><text:span text:style-name="T20"><text:tab/></text:span><text:span text:style-name="T21">Silence.</text:span></text:p>
      <text:p text:style-name="P5"><text:span text:style-name="T21"><text:tab/></text:span><text:span text:style-name="T22">A clicking sound could be heard coming from behind him. Brian quickly turned around to see what was making the noise. An airlock door was trying to close, but there was something blocking it from fully closing all the way. </text:span><text:span text:style-name="T23">As he approached the airlock, he found the remains of an alien, its arm in particular. Shoving the arm aside with his foot, the airlock closed and sealed. There was a blue smear mark where the blood had oozed out of the arm and onto the deck. </text:span><text:span text:style-name="T24">Brian tried not to puke.</text:span></text:p>
      <text:p text:style-name="P5"><text:span text:style-name="T24"><text:tab/></text:span><text:span text:style-name="T25">Pulling his sidearm from its holster, Lieutenant Bridges continued his search for someone to talk to. He found another airlock, one that wasn’t sealed and entered it. The door closed behind him. As oxygen filled the chamber, he breathed it in. It wasn’t as stale as the oxygen in the docking bay.</text:span></text:p>
      <text:p text:style-name="P5"><text:span text:style-name="T25"><text:tab/></text:span><text:span text:style-name="T26">The airlock opened into a large and spacious room that branched off into different parts of the ship. </text:span><text:span text:style-name="T27">One of the hallways had to lead to the bridge, Bridges thought. But which one? He would have to search the different branches to find out which hallway led where. Choosing a random hallway, Brian left the main room to explore.</text:span></text:p>
      <text:p text:style-name="P5"><text:span text:style-name="T27"><text:tab/></text:span><text:span text:style-name="T28">After exploring several empty crew quarters, Brian came upon another large room full of stasis tubes. </text:span><text:span text:style-name="T29">Full stasis tubes. Brian marveled at what he saw. </text:span><text:span text:style-name="T30">Ships rarely used this method of transportation after FTL was invented. There was no need for long trips where you would sleep most of the journey. </text:span><text:span text:style-name="T31">They were known as sleeper ships.</text:span></text:p>
      <text:p text:style-name="P12"><text:tab/>Opening a channel <text:span text:style-name="T32">to Crimson Gamma, Lieutenant Bridges reported in. “</text:span><text:span text:style-name="T33">Bridges to General Tague.” He said. “It’s a sleeper ship. No one’s awake. There was an alien arm blocking a door, but no other signs of life are aboard except those in the stasis tubes.” He paused. “Most of the tubes have malfunctioned. There are two tubes fully intact. Only two survivors of their crew. Requesting instruc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5-12-24T22:20:10.075316810">12/24/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4T22:20:10.001645912</dc:date>
    <meta:editing-duration>PT1H53M37S</meta:editing-duration>
    <meta:editing-cycles>42</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1" meta:word-count="1286" meta:character-count="7185" meta:non-whitespace-character-count="5905"/>
  </office:meta>
</office:document-meta>
</file>